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draw:stroke="dash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draw:stroke="solid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6.75cm" svg:y="4.5cm">
          <text:p text:style-name="P1">fib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.25cm" svg:y="6.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.25cm" svg:y="6.5cm">
          <text:p text:style-name="P1">fib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75cm" svg:y1="5.5cm" svg:x2="10.25cm" svg:y2="6.5cm">
          <text:p/>
        </draw:line>
        <draw:line draw:style-name="gr2" draw:text-style-name="P1" draw:layer="layout" svg:x1="7.75cm" svg:y1="5.5cm" svg:x2="5.25cm" svg:y2="6.5cm">
          <text:p/>
        </draw:line>
        <draw:custom-shape draw:style-name="gr1" draw:text-style-name="P1" draw:layer="layout" svg:width="2cm" svg:height="1cm" svg:x="3cm" svg:y="8.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cm" svg:y1="7.5cm" svg:x2="4cm" svg:y2="8.5cm">
          <text:p/>
        </draw:line>
        <draw:custom-shape draw:style-name="gr1" draw:text-style-name="P1" draw:layer="layout" svg:width="2cm" svg:height="1cm" svg:x="5.5cm" svg:y="8.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cm" svg:y1="7.5cm" svg:x2="6.5cm" svg:y2="8.5cm">
          <text:p/>
        </draw:line>
        <draw:custom-shape draw:style-name="gr1" draw:text-style-name="P1" draw:layer="layout" svg:width="2cm" svg:height="1cm" svg:x="1.75cm" svg:y="10.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.25cm" svg:y="10.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cm" svg:y1="9.5cm" svg:x2="2.75cm" svg:y2="10.5cm">
          <text:p/>
        </draw:line>
        <draw:line draw:style-name="gr2" draw:text-style-name="P1" draw:layer="layout" svg:x1="4cm" svg:y1="9.5cm" svg:x2="5.25cm" svg:y2="10.5cm">
          <text:p/>
        </draw:line>
        <draw:custom-shape draw:style-name="gr1" draw:text-style-name="P1" draw:layer="layout" svg:width="2cm" svg:height="1cm" svg:x="8cm" svg:y="8.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25cm" svg:y1="7.5cm" svg:x2="9cm" svg:y2="8.5cm">
          <text:p/>
        </draw:line>
        <draw:custom-shape draw:style-name="gr1" draw:text-style-name="P1" draw:layer="layout" svg:width="2cm" svg:height="1cm" svg:x="10.5cm" svg:y="8.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25cm" svg:y1="7.5cm" svg:x2="11.5cm" svg:y2="8.5cm">
          <text:p/>
        </draw:line>
        <draw:custom-shape draw:style-name="gr1" draw:text-style-name="P1" draw:layer="layout" svg:width="2cm" svg:height="1cm" svg:x="11.625cm" svg:y="1cm">
          <text:p text:style-name="P1">fib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25cm" svg:y1="2cm" svg:x2="8cm" svg:y2="4.5cm">
          <text:p/>
        </draw:line>
        <draw:line draw:style-name="gr2" draw:text-style-name="P1" draw:layer="layout" svg:x1="12.625cm" svg:y1="2cm" svg:x2="17cm" svg:y2="4.5cm">
          <text:p/>
        </draw:line>
        <draw:custom-shape draw:style-name="gr1" draw:text-style-name="P1" draw:layer="layout" svg:width="2cm" svg:height="1cm" svg:x="16cm" svg:y="4.5cm">
          <text:p text:style-name="P1">fib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14.75cm" svg:y="6.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cm" svg:y1="5.5cm" svg:x2="15.75cm" svg:y2="6.5cm">
          <text:p/>
        </draw:line>
        <draw:custom-shape draw:style-name="gr1" draw:text-style-name="P1" draw:layer="layout" svg:width="2cm" svg:height="1cm" svg:x="17.25cm" svg:y="6.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cm" svg:y1="5.5cm" svg:x2="18.25cm" svg:y2="6.5cm">
          <text:p/>
        </draw:line>
        <draw:custom-shape draw:style-name="gr1" draw:text-style-name="P1" draw:layer="layout" svg:width="2cm" svg:height="1cm" svg:x="13.5cm" svg:y="8.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16cm" svg:y="8.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75cm" svg:y1="7.5cm" svg:x2="14.5cm" svg:y2="8.5cm">
          <text:p/>
        </draw:line>
        <draw:line draw:style-name="gr2" draw:text-style-name="P1" draw:layer="layout" svg:x1="15.75cm" svg:y1="7.5cm" svg:x2="17cm" svg:y2="8.5cm">
          <text:p/>
        </draw:line>
      </draw:page>
      <draw:page draw:name="page2" draw:style-name="dp1" draw:master-page-name="Default">
        <draw:custom-shape draw:style-name="gr3" draw:text-style-name="P1" draw:layer="layout" svg:width="6cm" svg:height="5.5cm" svg:x="13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5.375cm" svg:x="1.75cm" svg:y="6.1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.875cm" svg:y="4.375cm">
          <text:p text:style-name="P1">fib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5cm" svg:height="3.375cm" svg:x="8cm" svg:y="6.1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9.375cm" svg:y="6.37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.375cm" svg:y="6.375cm">
          <text:p text:style-name="P1">fib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75cm" svg:y1="5.375cm" svg:x2="10.375cm" svg:y2="6.375cm">
          <text:p/>
        </draw:line>
        <draw:line draw:style-name="gr2" draw:text-style-name="P1" draw:layer="layout" svg:x1="7.875cm" svg:y1="5.375cm" svg:x2="5.375cm" svg:y2="6.375cm">
          <text:p/>
        </draw:line>
        <draw:custom-shape draw:style-name="gr1" draw:text-style-name="P1" draw:layer="layout" svg:width="2cm" svg:height="1cm" svg:x="3.125cm" svg:y="8.37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75cm" svg:y1="7.375cm" svg:x2="4.125cm" svg:y2="8.375cm">
          <text:p/>
        </draw:line>
        <draw:custom-shape draw:style-name="gr1" draw:text-style-name="P1" draw:layer="layout" svg:width="2cm" svg:height="1cm" svg:x="5.625cm" svg:y="8.37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75cm" svg:y1="7.375cm" svg:x2="6.625cm" svg:y2="8.375cm">
          <text:p/>
        </draw:line>
        <draw:custom-shape draw:style-name="gr1" draw:text-style-name="P1" draw:layer="layout" svg:width="2cm" svg:height="1cm" svg:x="1.875cm" svg:y="10.37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.375cm" svg:y="10.37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25cm" svg:y1="9.375cm" svg:x2="2.875cm" svg:y2="10.375cm">
          <text:p/>
        </draw:line>
        <draw:line draw:style-name="gr4" draw:text-style-name="P1" draw:layer="layout" svg:x1="4.125cm" svg:y1="9.375cm" svg:x2="5.375cm" svg:y2="10.375cm">
          <text:p/>
        </draw:line>
        <draw:custom-shape draw:style-name="gr1" draw:text-style-name="P1" draw:layer="layout" svg:width="2cm" svg:height="1cm" svg:x="8.125cm" svg:y="8.37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75cm" svg:y1="7.375cm" svg:x2="9.125cm" svg:y2="8.375cm">
          <text:p/>
        </draw:line>
        <draw:custom-shape draw:style-name="gr1" draw:text-style-name="P1" draw:layer="layout" svg:width="2cm" svg:height="1cm" svg:x="10.625cm" svg:y="8.37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375cm" svg:y1="7.375cm" svg:x2="11.625cm" svg:y2="8.375cm">
          <text:p/>
        </draw:line>
        <draw:custom-shape draw:style-name="gr1" draw:text-style-name="P1" draw:layer="layout" svg:width="2cm" svg:height="1cm" svg:x="11.75cm" svg:y="0.875cm">
          <text:p text:style-name="P1">fib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75cm" svg:y1="1.875cm" svg:x2="8.125cm" svg:y2="4.375cm">
          <text:p/>
        </draw:line>
        <draw:line draw:style-name="gr2" draw:text-style-name="P1" draw:layer="layout" svg:x1="12.75cm" svg:y1="1.875cm" svg:x2="17.125cm" svg:y2="4.375cm">
          <text:p/>
        </draw:line>
        <draw:custom-shape draw:style-name="gr1" draw:text-style-name="P1" draw:layer="layout" svg:width="2cm" svg:height="1cm" svg:x="16.125cm" svg:y="4.375cm">
          <text:p text:style-name="P1">fib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14.875cm" svg:y="6.375cm">
          <text:p text:style-name="P1">fib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125cm" svg:y1="5.375cm" svg:x2="15.875cm" svg:y2="6.375cm">
          <text:p/>
        </draw:line>
        <draw:custom-shape draw:style-name="gr1" draw:text-style-name="P1" draw:layer="layout" svg:width="2cm" svg:height="1cm" svg:x="17.375cm" svg:y="6.37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125cm" svg:y1="5.375cm" svg:x2="18.375cm" svg:y2="6.375cm">
          <text:p/>
        </draw:line>
        <draw:custom-shape draw:style-name="gr1" draw:text-style-name="P1" draw:layer="layout" svg:width="2cm" svg:height="1cm" svg:x="13.625cm" svg:y="8.375cm">
          <text:p text:style-name="P1">fib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16.125cm" svg:y="8.375cm">
          <text:p text:style-name="P1">fib(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5.875cm" svg:y1="7.375cm" svg:x2="14.625cm" svg:y2="8.375cm">
          <text:p/>
        </draw:line>
        <draw:line draw:style-name="gr4" draw:text-style-name="P1" draw:layer="layout" svg:x1="15.875cm" svg:y1="7.375cm" svg:x2="17.125cm" svg:y2="8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9:56:05.269266086</meta:creation-date>
    <dc:date>2015-09-21T20:59:08.480052157</dc:date>
    <meta:editing-duration>PT3H1M44S</meta:editing-duration>
    <meta:editing-cycles>6</meta:editing-cycles>
    <meta:generator>LibreOffice/4.1.5.3$Linux_X86_64 LibreOffice_project/410m0$Build-3</meta:generator>
    <meta:document-statistic meta:object-count="61"/>
  </office:meta>
</office:document-meta>
</file>